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FPObject.copySF( byte [ ] data , byte clazz , byte type , byte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FPObject.writeObjects( Collection objects ,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FPObject.copySF( byte [ ] data , byte type , byte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FPObject.copyChunks( byte [ ] dataHeader , int lengthOffset , int maxChunkLength , InputStream inputStream , OutputStream out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AFPObject.writeChunksToStream( byte [ ] data , byte [ ] dataHeader , int lengthOffset , int maxChunkLength ,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